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Courier New"/>
    </style:style>
    <style:style style:name="P3" style:family="paragraph" style:parent-style-name="Heading_20_2" style:master-page-name="">
      <style:paragraph-properties style:page-number="auto" fo:break-before="page"/>
    </style:style>
    <style:style style:name="P4" style:family="paragraph" style:parent-style-name="Heading_20_3">
      <style:text-properties fo:language="ru" fo:country="RU"/>
    </style:style>
    <style:style style:name="P5" style:family="paragraph" style:parent-style-name="Text_20_body">
      <style:text-properties style:font-name="Arial" fo:language="en" fo:country="US"/>
    </style:style>
    <style:style style:name="P6" style:family="paragraph" style:parent-style-name="Text_20_body">
      <style:paragraph-properties fo:text-align="end" style:justify-single-word="false"/>
    </style:style>
    <style:style style:name="P7" style:family="paragraph" style:parent-style-name="Text_20_body" style:list-style-name="L4">
      <style:text-properties fo:language="ru" fo:country="RU"/>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line-height="200%"/>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line-height="100%"/>
      <style:text-properties fo:font-style="normal" fo:font-weight="normal" style:font-style-asian="normal" style:font-weight-asian="normal" style:font-style-complex="normal" style:font-weight-complex="normal"/>
    </style:style>
    <style:style style:name="P13" style:family="paragraph" style:parent-style-name="Text_20_body">
      <style:paragraph-properties style:line-height-at-least="0cm"/>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style:line-spacing="0.499cm"/>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0.43cm"/>
      <style:text-properties fo:font-style="normal" fo:font-weight="normal" style:font-style-asian="normal" style:font-weight-asian="normal" style:font-style-complex="normal" style:font-weight-complex="normal"/>
    </style:style>
    <style:style style:name="P16" style:family="paragraph" style:parent-style-name="Text_20_body" style:list-style-name="L1"/>
    <style:style style:name="P17" style:family="paragraph" style:parent-style-name="Text_20_body" style:list-style-name="L1">
      <style:text-properties fo:font-size="20pt" style:font-size-asian="20pt" style:font-size-complex="20pt"/>
    </style:style>
    <style:style style:name="P18" style:family="paragraph" style:parent-style-name="Text_20_body" style:list-style-name="L1">
      <style:text-properties fo:font-size="26pt" style:font-size-asian="26pt" style:font-size-complex="26pt"/>
    </style:style>
    <style:style style:name="P19" style:family="paragraph" style:parent-style-name="Text_20_body" style:list-style-name="L3"/>
    <style:style style:name="P20" style:family="paragraph" style:parent-style-name="Text_20_body" style:list-style-name="L3">
      <style:text-properties fo:font-size="9pt" style:font-size-asian="9pt" style:font-size-complex="9pt"/>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text-properties fo:language="en" fo:country="US"/>
    </style:style>
    <style:style style:name="P24" style:family="paragraph" style:parent-style-name="Text_20_body">
      <style:paragraph-properties fo:background-color="#ff3366">
        <style:background-image/>
      </style:paragraph-properties>
    </style:style>
    <style:style style:name="P25" style:family="paragraph" style:parent-style-name="Text_20_body">
      <style:paragraph-properties fo:background-color="#e6ff00">
        <style:background-image/>
      </style:paragraph-properties>
    </style:style>
    <style:style style:name="P26" style:family="paragraph" style:parent-style-name="Text_20_body">
      <style:paragraph-properties fo:background-color="#e6e6ff">
        <style:background-image/>
      </style:paragraph-properties>
    </style:style>
    <style:style style:name="P27" style:family="paragraph" style:parent-style-name="Text_20_body">
      <style:paragraph-properties fo:margin-left="1.251cm" fo:margin-right="0cm" fo:text-indent="0cm" style:auto-text-indent="false"/>
    </style:style>
    <style:style style:name="P28" style:family="paragraph" style:parent-style-name="Text_20_body">
      <style:paragraph-properties fo:margin-left="2.501cm" fo:margin-right="0cm" fo:text-indent="0cm" style:auto-text-indent="false"/>
    </style:style>
    <style:style style:name="P29" style:family="paragraph" style:parent-style-name="Text_20_body">
      <style:paragraph-properties fo:margin-left="0cm" fo:margin-right="7.011cm" fo:text-indent="0cm" style:auto-text-indent="false"/>
    </style:style>
    <style:style style:name="P30" style:family="paragraph" style:parent-style-name="Text_20_body">
      <style:paragraph-properties fo:margin-left="0cm" fo:margin-right="10.028cm" fo:text-indent="0cm" style:auto-text-indent="false"/>
    </style:style>
    <style:style style:name="P31" style:family="paragraph" style:parent-style-name="Text_20_body">
      <style:paragraph-properties fo:margin-left="0cm" fo:margin-right="0cm" fo:text-indent="1cm" style:auto-text-indent="false"/>
    </style:style>
    <style:style style:name="P32" style:family="paragraph" style:parent-style-name="Text_20_body">
      <style:paragraph-properties fo:margin-left="0cm" fo:margin-right="0cm" fo:text-indent="4.001cm" style:auto-text-indent="false"/>
    </style:style>
    <style:style style:name="P33" style:family="paragraph" style:parent-style-name="Text_20_body">
      <style:paragraph-properties fo:margin-top="0cm" fo:margin-bottom="2.21cm"/>
    </style:style>
    <style:style style:name="P34" style:family="paragraph" style:parent-style-name="Text_20_body">
      <style:paragraph-properties fo:margin-top="3cm" fo:margin-bottom="3cm"/>
    </style:style>
    <style:style style:name="P35" style:family="paragraph" style:parent-style-name="Text_20_body">
      <style:paragraph-properties fo:margin-top="1cm" fo:margin-bottom="0.21cm"/>
    </style:style>
    <style:style style:name="P36" style:family="paragraph" style:parent-style-name="Text_20_body">
      <style:paragraph-properties fo:margin-top="1cm" fo:margin-bottom="1cm"/>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language="ru" fo:country="RU" fo:font-weight="bold" style:font-size-asian="10pt" style:font-weight-asian="bold" style:font-size-complex="10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language="ru" fo:country="RU"/>
    </style:style>
    <style:style style:name="T10" style:family="text">
      <style:text-properties fo:language="ru" fo:country="RU" fo:background-color="#3deb3d"/>
    </style:style>
    <style:style style:name="T11" style:family="text">
      <style:text-properties fo:language="ru" fo:country="RU" fo:background-color="#e6e64c"/>
    </style:style>
    <style:style style:name="T12" style:family="text">
      <style:text-properties fo:language="ru" fo:country="RU" fo:background-color="#ffd320"/>
    </style:style>
    <style:style style:name="T13" style:family="text">
      <style:text-properties fo:language="ru" fo:country="RU" fo:background-color="#ff8080"/>
    </style:style>
    <style:style style:name="T14" style:family="text">
      <style:text-properties fo:language="ru" fo:country="RU" style:text-underline-style="solid" style:text-underline-width="auto" style:text-underline-color="font-color"/>
    </style:style>
    <style:style style:name="T15" style:family="text">
      <style:text-properties fo:language="ru" fo:country="RU" style:text-underline-style="solid" style:text-underline-width="auto" style:text-underline-color="font-color" fo:font-weight="bold" style:font-weight-asian="bold" style:font-weight-complex="bold"/>
    </style:style>
    <style:style style:name="T16" style:family="text">
      <style:text-properties fo:language="ru" fo:country="RU" fo:font-weight="bold" style:font-weight-asian="bold" style:font-weight-complex="bold"/>
    </style:style>
    <style:style style:name="T17" style:family="text">
      <style:text-properties fo:language="ru" fo:country="RU" fo:font-style="italic" style:font-style-asian="italic" style:font-style-complex="italic"/>
    </style:style>
    <style:style style:name="T18" style:family="text">
      <style:text-properties fo:language="ru" fo:country="RU" fo:font-style="italic" fo:font-weight="bold" style:font-style-asian="italic" style:font-weight-asian="bold" style:font-style-complex="italic" style:font-weight-complex="bold"/>
    </style:style>
    <style:style style:name="T19" style:family="text">
      <style:text-properties fo:language="ru" fo:country="RU"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language="ru" fo:country="RU" fo:font-style="italic" style:text-underline-style="solid" style:text-underline-width="auto" style:text-underline-color="font-color" style:font-style-asian="italic" style:font-style-complex="italic"/>
    </style:style>
    <style:style style:name="T21" style:family="text">
      <style:text-properties fo:language="ru" fo:country="RU" style:text-underline-style="solid" style:text-underline-type="double" style:text-underline-width="auto" style:text-underline-color="font-color"/>
    </style:style>
    <style:style style:name="T22" style:family="text">
      <style:text-properties fo:language="ru" fo:country="RU" style:text-underline-style="solid" style:text-underline-width="bold" style:text-underline-color="font-color"/>
    </style:style>
    <style:style style:name="T23" style:family="text">
      <style:text-properties fo:language="ru" fo:country="RU" style:text-underline-style="dotted" style:text-underline-width="auto" style:text-underline-color="font-color"/>
    </style:style>
    <style:style style:name="T24" style:family="text">
      <style:text-properties fo:language="ru" fo:country="RU" style:text-underline-style="dotted" style:text-underline-width="bold" style:text-underline-color="font-color"/>
    </style:style>
    <style:style style:name="T25" style:family="text">
      <style:text-properties fo:language="ru" fo:country="RU" style:text-underline-style="dash" style:text-underline-width="auto" style:text-underline-color="font-color"/>
    </style:style>
    <style:style style:name="T26" style:family="text">
      <style:text-properties fo:language="ru" fo:country="RU" fo:text-shadow="1pt 1pt"/>
    </style:style>
    <style:style style:name="T27" style:family="text">
      <style:text-properties fo:language="ru" fo:country="RU" style:text-blinking="true"/>
    </style:style>
    <style:style style:name="T28" style:family="text">
      <style:text-properties fo:language="ru" fo:country="RU" text:display="none"/>
    </style:style>
    <style:style style:name="T29" style:family="text">
      <style:text-properties fo:language="ru" fo:country="RU" style:font-relief="embossed"/>
    </style:style>
    <style:style style:name="T30" style:family="text">
      <style:text-properties fo:language="ru" fo:country="RU" style:font-relief="engraved"/>
    </style:style>
    <style:style style:name="T31" style:family="text">
      <style:text-properties fo:color="#000000"/>
    </style:style>
    <style:style style:name="T32" style:family="text">
      <style:text-properties fo:color="#000000" fo:background-color="#00ff00"/>
    </style:style>
    <style:style style:name="T33" style:family="text">
      <style:text-properties fo:color="#000080"/>
    </style:style>
    <style:style style:name="T34" style:family="text">
      <style:text-properties fo:color="#000080" fo:background-color="#00ff00"/>
    </style:style>
    <style:style style:name="T35" style:family="text">
      <style:text-properties fo:color="#008000"/>
    </style:style>
    <style:style style:name="T36" style:family="text">
      <style:text-properties fo:color="#008000" fo:background-color="#00ff00"/>
    </style:style>
    <style:style style:name="T37" style:family="text">
      <style:text-properties fo:color="#008080"/>
    </style:style>
    <style:style style:name="T38" style:family="text">
      <style:text-properties fo:color="#008080" fo:background-color="#0099ff"/>
    </style:style>
    <style:style style:name="T39" style:family="text">
      <style:text-properties fo:color="#800000"/>
    </style:style>
    <style:style style:name="T40" style:family="text">
      <style:text-properties fo:color="#800000" fo:background-color="#0099ff"/>
    </style:style>
    <style:style style:name="T41" style:family="text">
      <style:text-properties fo:color="#800080"/>
    </style:style>
    <style:style style:name="T42" style:family="text">
      <style:text-properties fo:color="#800080" fo:background-color="#0099ff"/>
    </style:style>
    <style:style style:name="T43" style:family="text">
      <style:text-properties fo:color="#808000"/>
    </style:style>
    <style:style style:name="T44" style:family="text">
      <style:text-properties fo:color="#808000" fo:background-color="#0099ff"/>
    </style:style>
    <style:style style:name="T45" style:family="text">
      <style:text-properties fo:color="#808080"/>
    </style:style>
    <style:style style:name="T46" style:family="text">
      <style:text-properties fo:color="#808080" fo:background-color="#0099ff"/>
    </style:style>
    <style:style style:name="T47" style:family="text">
      <style:text-properties fo:color="#c0c0c0"/>
    </style:style>
    <style:style style:name="T48" style:family="text">
      <style:text-properties fo:color="#c0c0c0" fo:background-color="#0099ff"/>
    </style:style>
    <style:style style:name="T49" style:family="text">
      <style:text-properties fo:color="#0000ff"/>
    </style:style>
    <style:style style:name="T50" style:family="text">
      <style:text-properties fo:color="#0000ff" fo:background-color="#0099ff"/>
    </style:style>
    <style:style style:name="T51" style:family="text">
      <style:text-properties fo:color="#00ff00"/>
    </style:style>
    <style:style style:name="T52" style:family="text">
      <style:text-properties fo:color="#00ff00" fo:background-color="#0099ff"/>
    </style:style>
    <style:style style:name="T53" style:family="text">
      <style:text-properties fo:color="#00ffff"/>
    </style:style>
    <style:style style:name="T54" style:family="text">
      <style:text-properties fo:color="#00ffff" fo:background-color="#0099ff"/>
    </style:style>
    <style:style style:name="T55" style:family="text">
      <style:text-properties fo:color="#ff0000"/>
    </style:style>
    <style:style style:name="T56" style:family="text">
      <style:text-properties fo:color="#ff0000" fo:background-color="#0099ff"/>
    </style:style>
    <style:style style:name="T57" style:family="text">
      <style:text-properties fo:color="#ff00ff"/>
    </style:style>
    <style:style style:name="T58" style:family="text">
      <style:text-properties fo:color="#ff00ff" fo:background-color="#0099ff"/>
    </style:style>
    <style:style style:name="T59" style:family="text">
      <style:text-properties fo:color="#ffff00"/>
    </style:style>
    <style:style style:name="T60" style:family="text">
      <style:text-properties fo:color="#ffff00" fo:background-color="#0099ff"/>
    </style:style>
    <style:style style:name="T61" style:family="text">
      <style:text-properties fo:color="#ffffff"/>
    </style:style>
    <style:style style:name="T62" style:family="text">
      <style:text-properties fo:color="#ffffff" fo:background-color="#0099ff"/>
    </style:style>
    <style:style style:name="T63" style:family="text">
      <style:text-properties fo:color="#333333"/>
    </style:style>
    <style:style style:name="T64" style:family="text">
      <style:text-properties fo:color="#333333" fo:background-color="#0099ff"/>
    </style:style>
    <style:style style:name="T65" style:family="text">
      <style:text-properties fo:color="#4c4c4c"/>
    </style:style>
    <style:style style:name="T66" style:family="text">
      <style:text-properties fo:color="#4c4c4c" fo:background-color="#0099ff"/>
    </style:style>
    <style:style style:name="T67" style:family="text">
      <style:text-properties fo:color="#666666"/>
    </style:style>
    <style:style style:name="T68" style:family="text">
      <style:text-properties fo:color="#666666" fo:background-color="#0099ff"/>
    </style:style>
    <style:style style:name="T69" style:family="text">
      <style:text-properties fo:color="#999999" fo:language="ru" fo:country="RU"/>
    </style:style>
    <style:style style:name="T70" style:family="text">
      <style:text-properties fo:color="#999999" fo:language="ru" fo:country="RU" fo:background-color="#3deb3d"/>
    </style:style>
    <style:style style:name="T71" style:family="text">
      <style:text-properties fo:color="#b3b3b3" fo:language="ru" fo:country="RU"/>
    </style:style>
    <style:style style:name="T72" style:family="text">
      <style:text-properties fo:color="#b3b3b3" fo:language="ru" fo:country="RU" fo:background-color="#3deb3d"/>
    </style:style>
    <style:style style:name="T73" style:family="text">
      <style:text-properties fo:color="#cccccc" fo:language="ru" fo:country="RU"/>
    </style:style>
    <style:style style:name="T74" style:family="text">
      <style:text-properties fo:color="#cccccc" fo:language="ru" fo:country="RU" fo:background-color="#3deb3d"/>
    </style:style>
    <style:style style:name="T75" style:family="text">
      <style:text-properties fo:color="#e6e6e6" fo:language="ru" fo:country="RU"/>
    </style:style>
    <style:style style:name="T76" style:family="text">
      <style:text-properties fo:color="#e6e6e6" fo:language="ru" fo:country="RU" fo:background-color="#3deb3d"/>
    </style:style>
    <style:style style:name="T77" style:family="text">
      <style:text-properties fo:color="#e6e6ff" fo:language="ru" fo:country="RU"/>
    </style:style>
    <style:style style:name="T78" style:family="text">
      <style:text-properties fo:color="#e6e6ff" fo:language="ru" fo:country="RU" fo:background-color="#3deb3d"/>
    </style:style>
    <style:style style:name="T79" style:family="text">
      <style:text-properties fo:color="#ff3366" fo:language="ru" fo:country="RU"/>
    </style:style>
    <style:style style:name="T80" style:family="text">
      <style:text-properties fo:color="#ff3366" fo:language="ru" fo:country="RU" fo:background-color="#3deb3d"/>
    </style:style>
    <style:style style:name="T81" style:family="text">
      <style:text-properties fo:color="#dc2300" fo:language="ru" fo:country="RU"/>
    </style:style>
    <style:style style:name="T82" style:family="text">
      <style:text-properties fo:color="#dc2300" fo:language="ru" fo:country="RU" fo:background-color="#3deb3d"/>
    </style:style>
    <style:style style:name="T83" style:family="text">
      <style:text-properties fo:color="#b84700" fo:language="ru" fo:country="RU"/>
    </style:style>
    <style:style style:name="T84" style:family="text">
      <style:text-properties fo:color="#b84700" fo:language="ru" fo:country="RU" fo:background-color="#3deb3d"/>
    </style:style>
    <style:style style:name="T85" style:family="text">
      <style:text-properties fo:color="#ff3333" fo:language="ru" fo:country="RU"/>
    </style:style>
    <style:style style:name="T86" style:family="text">
      <style:text-properties fo:color="#ff3333" fo:language="ru" fo:country="RU" fo:background-color="#3deb3d"/>
    </style:style>
    <style:style style:name="T87" style:family="text">
      <style:text-properties fo:color="#eb613d" fo:language="ru" fo:country="RU"/>
    </style:style>
    <style:style style:name="T88" style:family="text">
      <style:text-properties fo:color="#eb613d" fo:language="ru" fo:country="RU" fo:background-color="#3deb3d"/>
    </style:style>
    <style:style style:name="T89" style:family="text">
      <style:text-properties fo:color="#b84747" fo:language="ru" fo:country="RU"/>
    </style:style>
    <style:style style:name="T90" style:family="text">
      <style:text-properties fo:color="#b84747" fo:language="ru" fo:country="RU" fo:background-color="#e6e64c"/>
    </style:style>
    <style:style style:name="T91" style:family="text">
      <style:text-properties fo:color="#b80047" fo:language="ru" fo:country="RU"/>
    </style:style>
    <style:style style:name="T92" style:family="text">
      <style:text-properties fo:color="#b80047" fo:language="ru" fo:country="RU" fo:background-color="#e6e64c"/>
    </style:style>
    <style:style style:name="T93" style:family="text">
      <style:text-properties fo:color="#99284c" fo:language="ru" fo:country="RU"/>
    </style:style>
    <style:style style:name="T94" style:family="text">
      <style:text-properties fo:color="#99284c" fo:language="ru" fo:country="RU" fo:background-color="#e6e64c"/>
    </style:style>
    <style:style style:name="T95" style:family="text">
      <style:text-properties fo:color="#94006b" fo:language="ru" fo:country="RU"/>
    </style:style>
    <style:style style:name="T96" style:family="text">
      <style:text-properties fo:color="#94006b" fo:language="ru" fo:country="RU" fo:background-color="#e6e64c"/>
    </style:style>
    <style:style style:name="T97" style:family="text">
      <style:text-properties fo:color="#94476b" fo:language="ru" fo:country="RU"/>
    </style:style>
    <style:style style:name="T98" style:family="text">
      <style:text-properties fo:color="#94476b" fo:language="ru" fo:country="RU" fo:background-color="#e6e64c"/>
    </style:style>
    <style:style style:name="T99" style:family="text">
      <style:text-properties fo:color="#944794" fo:language="ru" fo:country="RU"/>
    </style:style>
    <style:style style:name="T100" style:family="text">
      <style:text-properties fo:color="#944794" fo:language="ru" fo:country="RU" fo:background-color="#e6e64c"/>
    </style:style>
    <style:style style:name="T101" style:family="text">
      <style:text-properties fo:color="#9966cc" fo:language="ru" fo:country="RU"/>
    </style:style>
    <style:style style:name="T102" style:family="text">
      <style:text-properties fo:color="#9966cc" fo:language="ru" fo:country="RU" fo:background-color="#e6e64c"/>
    </style:style>
    <style:style style:name="T103" style:family="text">
      <style:text-properties fo:color="#6b4794" fo:language="ru" fo:country="RU"/>
    </style:style>
    <style:style style:name="T104" style:family="text">
      <style:text-properties fo:color="#6b4794" fo:language="ru" fo:country="RU" fo:background-color="#e6e64c"/>
    </style:style>
    <style:style style:name="T105" style:family="text">
      <style:text-properties fo:color="#6b2394" fo:language="ru" fo:country="RU"/>
    </style:style>
    <style:style style:name="T106" style:family="text">
      <style:text-properties fo:color="#6b2394" fo:language="ru" fo:country="RU" fo:background-color="#e6e64c"/>
    </style:style>
    <style:style style:name="T107" style:family="text">
      <style:text-properties fo:color="#6b0094" fo:language="ru" fo:country="RU"/>
    </style:style>
    <style:style style:name="T108" style:family="text">
      <style:text-properties fo:color="#6b0094" fo:language="ru" fo:country="RU" fo:background-color="#e6e64c"/>
    </style:style>
    <style:style style:name="T109" style:family="text">
      <style:text-properties fo:color="#5e11a6" fo:language="ru" fo:country="RU"/>
    </style:style>
    <style:style style:name="T110" style:family="text">
      <style:text-properties fo:color="#5e11a6" fo:language="ru" fo:country="RU" fo:background-color="#e6e64c"/>
    </style:style>
    <style:style style:name="T111" style:family="text">
      <style:text-properties fo:color="#280099" fo:language="ru" fo:country="RU"/>
    </style:style>
    <style:style style:name="T112" style:family="text">
      <style:text-properties fo:color="#280099" fo:language="ru" fo:country="RU" fo:background-color="#e6e64c"/>
    </style:style>
    <style:style style:name="T113" style:family="text">
      <style:text-properties fo:color="#4700b8" fo:language="ru" fo:country="RU"/>
    </style:style>
    <style:style style:name="T114" style:family="text">
      <style:text-properties fo:color="#4700b8" fo:language="ru" fo:country="RU" fo:background-color="#e6e64c"/>
    </style:style>
    <style:style style:name="T115" style:family="text">
      <style:text-properties fo:color="#2300dc" fo:language="ru" fo:country="RU"/>
    </style:style>
    <style:style style:name="T116" style:family="text">
      <style:text-properties fo:color="#2300dc" fo:language="ru" fo:country="RU" fo:background-color="#e6e64c"/>
    </style:style>
    <style:style style:name="T117" style:family="text">
      <style:text-properties fo:color="#2323dc" fo:language="ru" fo:country="RU"/>
    </style:style>
    <style:style style:name="T118" style:family="text">
      <style:text-properties fo:color="#2323dc" fo:language="ru" fo:country="RU" fo:background-color="#e6e64c"/>
    </style:style>
    <style:style style:name="T119" style:family="text">
      <style:text-properties fo:color="#0047ff" fo:language="ru" fo:country="RU"/>
    </style:style>
    <style:style style:name="T120" style:family="text">
      <style:text-properties fo:color="#0047ff" fo:language="ru" fo:country="RU" fo:background-color="#e6e64c"/>
    </style:style>
    <style:style style:name="T121" style:family="text">
      <style:text-properties fo:color="#0099ff" fo:language="ru" fo:country="RU"/>
    </style:style>
    <style:style style:name="T122" style:family="text">
      <style:text-properties fo:color="#0099ff" fo:language="ru" fo:country="RU" fo:background-color="#ff420e"/>
    </style:style>
    <style:style style:name="T123" style:family="text">
      <style:text-properties fo:color="#00b8ff" fo:language="ru" fo:country="RU"/>
    </style:style>
    <style:style style:name="T124" style:family="text">
      <style:text-properties fo:color="#00b8ff" fo:language="ru" fo:country="RU" fo:background-color="#0047ff"/>
    </style:style>
    <style:style style:name="T125" style:family="text">
      <style:text-properties fo:color="#99ccff" fo:language="ru" fo:country="RU"/>
    </style:style>
    <style:style style:name="T126" style:family="text">
      <style:text-properties fo:color="#99ccff" fo:language="ru" fo:country="RU" fo:background-color="#ffd320"/>
    </style:style>
    <style:style style:name="T127" style:family="text">
      <style:text-properties fo:color="#00dcff" fo:language="ru" fo:country="RU"/>
    </style:style>
    <style:style style:name="T128" style:family="text">
      <style:text-properties fo:color="#00dcff" fo:language="ru" fo:country="RU" fo:background-color="#ffd320"/>
    </style:style>
    <style:style style:name="T129" style:family="text">
      <style:text-properties fo:color="#00cccc" fo:language="ru" fo:country="RU"/>
    </style:style>
    <style:style style:name="T130" style:family="text">
      <style:text-properties fo:color="#00cccc" fo:language="ru" fo:country="RU" fo:background-color="#ff8080"/>
    </style:style>
    <style:style style:name="T131" style:family="text">
      <style:text-properties fo:color="#23b8dc" fo:language="ru" fo:country="RU"/>
    </style:style>
    <style:style style:name="T132" style:family="text">
      <style:text-properties fo:color="#23b8dc" fo:language="ru" fo:country="RU" fo:background-color="#33cc66"/>
    </style:style>
    <style:style style:name="T133" style:family="text">
      <style:text-properties fo:color="#47b8b8" fo:language="ru" fo:country="RU"/>
    </style:style>
    <style:style style:name="T134" style:family="text">
      <style:text-properties fo:color="#47b8b8" fo:language="ru" fo:country="RU" fo:background-color="#83caff"/>
    </style:style>
    <style:style style:name="T135" style:family="text">
      <style:text-properties fo:color="#33a3a3" fo:language="ru" fo:country="RU"/>
    </style:style>
    <style:style style:name="T136" style:family="text">
      <style:text-properties fo:color="#33a3a3" fo:language="ru" fo:country="RU" fo:background-color="#ffff00"/>
    </style:style>
    <style:style style:name="T137" style:family="text">
      <style:text-properties fo:color="#198a8a" fo:language="ru" fo:country="RU"/>
    </style:style>
    <style:style style:name="T138" style:family="text">
      <style:text-properties fo:color="#006b6b" fo:language="ru" fo:country="RU"/>
    </style:style>
    <style:style style:name="T139" style:family="text">
      <style:text-properties fo:color="#004a4a" fo:language="ru" fo:country="RU"/>
    </style:style>
    <style:style style:name="T140" style:family="text">
      <style:text-properties fo:color="#355e00" fo:language="ru" fo:country="RU"/>
    </style:style>
    <style:style style:name="T141" style:family="text">
      <style:text-properties fo:color="#5c8526" fo:language="ru" fo:country="RU"/>
    </style:style>
    <style:style style:name="T142" style:family="text">
      <style:text-properties fo:color="#7da647" fo:language="ru" fo:country="RU"/>
    </style:style>
    <style:style style:name="T143" style:family="text">
      <style:text-properties fo:color="#94bd5e" fo:language="ru" fo:country="RU"/>
    </style:style>
    <style:style style:name="T144" style:family="text">
      <style:text-properties fo:color="#00ae00" fo:language="ru" fo:country="RU"/>
    </style:style>
    <style:style style:name="T145" style:family="text">
      <style:text-properties fo:color="#33cc66" fo:language="ru" fo:country="RU"/>
    </style:style>
    <style:style style:name="T146" style:family="text">
      <style:text-properties fo:color="#3deb3d" fo:language="ru" fo:country="RU"/>
    </style:style>
    <style:style style:name="T147" style:family="text">
      <style:text-properties fo:color="#23ff23" fo:language="ru" fo:country="RU"/>
    </style:style>
    <style:style style:name="T148" style:family="text">
      <style:text-properties fo:color="#e6ff00" fo:language="ru" fo:country="RU"/>
    </style:style>
    <style:style style:name="T149" style:family="text">
      <style:text-properties fo:color="#ffff99" fo:language="ru" fo:country="RU"/>
    </style:style>
    <style:style style:name="T150" style:family="text">
      <style:text-properties fo:color="#ffff66" fo:language="ru" fo:country="RU"/>
    </style:style>
    <style:style style:name="T151" style:family="text">
      <style:text-properties fo:color="#e6e64c" fo:language="ru" fo:country="RU"/>
    </style:style>
    <style:style style:name="T152" style:family="text">
      <style:text-properties fo:color="#cccc00" fo:language="ru" fo:country="RU"/>
    </style:style>
    <style:style style:name="T153" style:family="text">
      <style:text-properties fo:color="#b3b300" fo:language="ru" fo:country="RU"/>
    </style:style>
    <style:style style:name="T154" style:family="text">
      <style:text-properties fo:color="#808019" fo:language="ru" fo:country="RU"/>
    </style:style>
    <style:style style:name="T155" style:family="text">
      <style:text-properties fo:color="#666600" fo:language="ru" fo:country="RU"/>
    </style:style>
    <style:style style:name="T156" style:family="text">
      <style:text-properties fo:color="#4c1900" fo:language="ru" fo:country="RU"/>
    </style:style>
    <style:style style:name="T157" style:family="text">
      <style:text-properties fo:color="#663300" fo:language="ru" fo:country="RU"/>
    </style:style>
    <style:style style:name="T158" style:family="text">
      <style:text-properties fo:color="#804c19" fo:language="ru" fo:country="RU"/>
    </style:style>
    <style:style style:name="T159" style:family="text">
      <style:text-properties fo:color="#996633" fo:language="ru" fo:country="RU"/>
    </style:style>
    <style:style style:name="T160" style:family="text">
      <style:text-properties fo:color="#cc6633" fo:language="ru" fo:country="RU"/>
    </style:style>
    <style:style style:name="T161" style:family="text">
      <style:text-properties fo:color="#ff6633" fo:language="ru" fo:country="RU"/>
    </style:style>
    <style:style style:name="T162" style:family="text">
      <style:text-properties fo:color="#ff9966" fo:language="ru" fo:country="RU"/>
    </style:style>
    <style:style style:name="T163" style:family="text">
      <style:text-properties fo:color="#ffcc99" fo:language="ru" fo:country="RU"/>
    </style:style>
    <style:style style:name="T164" style:family="text">
      <style:text-properties fo:color="#9999ff" fo:language="ru" fo:country="RU"/>
    </style:style>
    <style:style style:name="T165" style:family="text">
      <style:text-properties fo:color="#993366" fo:language="ru" fo:country="RU"/>
    </style:style>
    <style:style style:name="T166" style:family="text">
      <style:text-properties fo:color="#ffffcc" fo:language="ru" fo:country="RU"/>
    </style:style>
    <style:style style:name="T167" style:family="text">
      <style:text-properties fo:color="#ccffff" fo:language="ru" fo:country="RU"/>
    </style:style>
    <style:style style:name="T168" style:family="text">
      <style:text-properties fo:color="#660066" fo:language="ru" fo:country="RU"/>
    </style:style>
    <style:style style:name="T169" style:family="text">
      <style:text-properties fo:color="#ff8080" fo:language="ru" fo:country="RU"/>
    </style:style>
    <style:style style:name="T170" style:family="text">
      <style:text-properties fo:color="#0066cc" fo:language="ru" fo:country="RU"/>
    </style:style>
    <style:style style:name="T171" style:family="text">
      <style:text-properties fo:color="#333366" fo:language="ru" fo:country="RU"/>
    </style:style>
    <style:style style:name="T172" style:family="text">
      <style:text-properties fo:color="#666699" fo:language="ru" fo:country="RU"/>
    </style:style>
    <style:style style:name="T173" style:family="text">
      <style:text-properties fo:color="#9999cc" fo:language="ru" fo:country="RU"/>
    </style:style>
    <style:style style:name="T174" style:family="text">
      <style:text-properties fo:color="#ccccff" fo:language="ru" fo:country="RU"/>
    </style:style>
    <style:style style:name="T175" style:family="text">
      <style:text-properties fo:color="#004586" fo:language="ru" fo:country="RU"/>
    </style:style>
    <style:style style:name="T176" style:family="text">
      <style:text-properties fo:color="#ff420e" fo:language="ru" fo:country="RU"/>
    </style:style>
    <style:style style:name="T177" style:family="text">
      <style:text-properties fo:color="#ffd320" fo:language="ru" fo:country="RU"/>
    </style:style>
    <style:style style:name="T178" style:family="text">
      <style:text-properties fo:color="#579d1c" fo:language="ru" fo:country="RU"/>
    </style:style>
    <style:style style:name="T179" style:family="text">
      <style:text-properties fo:color="#7e0021" fo:language="ru" fo:country="RU"/>
    </style:style>
    <style:style style:name="T180" style:family="text">
      <style:text-properties fo:color="#83caff" fo:language="ru" fo:country="RU"/>
    </style:style>
    <style:style style:name="T181" style:family="text">
      <style:text-properties fo:color="#314004" fo:language="ru" fo:country="RU"/>
    </style:style>
    <style:style style:name="T182" style:family="text">
      <style:text-properties fo:color="#aecf00" fo:language="ru" fo:country="RU"/>
    </style:style>
    <style:style style:name="T183" style:family="text">
      <style:text-properties fo:background-color="#00ff00"/>
    </style:style>
    <style:style style:name="T184" style:family="text">
      <style:text-properties fo:background-color="#0099ff"/>
    </style:style>
    <style:style style:name="T185" style:family="text">
      <style:text-properties style:text-underline-style="solid" style:text-underline-width="auto" style:text-underline-color="font-color"/>
    </style:style>
    <style:style style:name="T186" style:family="text">
      <style:text-properties style:text-underline-style="solid" style:text-underline-width="auto" style:text-underline-color="font-color" fo:font-weight="bold" style:font-weight-asian="bold" style:font-weight-complex="bold"/>
    </style:style>
    <style:style style:name="T187" style:family="text">
      <style:text-properties style:text-line-through-style="solid" fo:language="ru" fo:country="RU"/>
    </style:style>
    <style:style style:name="T188" style:family="text">
      <style:text-properties style:text-line-through-style="solid" fo:language="ru" fo:country="RU" style:text-underline-style="solid" style:text-underline-width="auto" style:text-underline-color="font-color"/>
    </style:style>
    <style:style style:name="T189" style:family="text">
      <style:text-properties style:text-line-through-style="solid" fo:language="ru" fo:country="RU" fo:font-style="italic" style:text-underline-style="solid" style:text-underline-width="auto" style:text-underline-color="font-color" fo:font-weight="bold" style:font-style-asian="italic" style:font-weight-asian="bold" style:font-style-complex="italic" style:font-weight-complex="bold"/>
    </style:style>
    <style:style style:name="T190" style:family="text">
      <style:text-properties style:text-line-through-style="solid" fo:language="ru" fo:country="RU" style:text-underline-mode="skip-white-space" style:text-line-through-mode="skip-white-space"/>
    </style:style>
    <style:style style:name="T191" style:family="text">
      <style:text-properties style:text-line-through-style="solid" fo:font-size="40pt" fo:language="ru" fo:country="RU" style:text-underline-style="solid" style:text-underline-width="auto" style:text-underline-color="font-color" style:font-size-asian="40pt" style:font-size-complex="40pt"/>
    </style:style>
    <style:style style:name="T192" style:family="text">
      <style:text-properties style:text-line-through-style="solid" style:text-line-through-type="double" fo:language="ru" fo:country="RU"/>
    </style:style>
    <style:style style:name="T193" style:family="text">
      <style:text-properties style:text-line-through-style="solid" style:text-line-through-text="/" fo:language="ru" fo:country="RU"/>
    </style:style>
    <style:style style:name="T194" style:family="text">
      <style:text-properties style:text-line-through-style="solid" style:text-line-through-width="bold" fo:language="ru" fo:country="RU"/>
    </style:style>
    <style:style style:name="T19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6" style:family="text">
      <style:text-properties style:text-line-through-style="solid" style:text-line-through-text="X" fo:language="ru" fo:country="RU"/>
    </style:style>
    <style:style style:name="T197" style:family="text">
      <style:text-properties style:text-outline="true" fo:language="ru" fo:country="RU"/>
    </style:style>
    <style:style style:name="T198" style:family="text">
      <style:text-properties fo:font-size="54pt" fo:font-style="italic" style:font-size-asian="54pt" style:font-style-asian="italic" style:font-size-complex="54pt" style:font-style-complex="italic"/>
    </style:style>
    <style:style style:name="T199" style:family="text">
      <style:text-properties fo:font-size="7pt" style:font-size-asian="7pt" style:font-size-complex="7pt"/>
    </style:style>
    <style:style style:name="T200" style:family="text">
      <style:text-properties fo:font-size="8pt" style:font-size-asian="8pt" style:font-size-complex="8pt"/>
    </style:style>
    <style:style style:name="T201" style:family="text">
      <style:text-properties fo:font-size="9pt" style:font-size-asian="9pt" style:font-size-complex="9pt"/>
    </style:style>
    <style:style style:name="T202" style:family="text">
      <style:text-properties fo:font-size="24pt" fo:language="ru" fo:country="RU" style:font-size-asian="24pt" style:font-size-complex="24pt"/>
    </style:style>
    <style:style style:name="T203" style:family="text">
      <style:text-properties fo:font-size="18pt" fo:language="ru" fo:country="RU" style:font-size-asian="18pt" style:font-size-complex="18pt"/>
    </style:style>
    <style:style style:name="T204" style:family="text">
      <style:text-properties fo:font-size="18pt" fo:language="ru" fo:country="RU"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205" style:family="text">
      <style:text-properties fo:font-size="15pt" fo:language="ru" fo:country="RU" style:font-size-asian="15pt" style:font-size-complex="15pt"/>
    </style:style>
    <style:style style:name="T206" style:family="text">
      <style:text-properties fo:font-size="26pt" fo:language="ru" fo:country="RU" style:font-size-asian="26pt" style:font-size-complex="26pt"/>
    </style:style>
    <style:style style:name="T207" style:family="text">
      <style:text-properties fo:font-size="26pt" fo:language="ru" fo:country="RU"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T208" style:family="text">
      <style:text-properties fo:font-size="20pt" fo:language="ru" fo:country="RU" style:font-size-asian="20pt" style:font-size-complex="20pt"/>
    </style:style>
    <style:style style:name="T209" style:family="text">
      <style:text-properties fo:font-size="20pt" fo:language="ru" fo:country="RU"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10" style:family="text">
      <style:text-properties fo:font-size="6pt" fo:language="ru" fo:country="RU" fo:font-style="italic" style:font-size-asian="6pt" style:font-style-asian="italic" style:font-size-complex="6pt" style:font-style-complex="italic"/>
    </style:style>
    <style:style style:name="T211" style:family="text">
      <style:text-properties fo:font-size="32pt" fo:language="ru" fo:country="RU" style:font-size-asian="32pt" style:font-size-complex="32pt"/>
    </style:style>
    <style:style style:name="T212" style:family="text">
      <style:text-properties fo:font-size="32pt" fo:language="ru" fo:country="RU" fo:font-weight="bold" style:font-size-asian="32pt" style:font-weight-asian="bold" style:font-size-complex="32pt" style:font-weight-complex="bold"/>
    </style:style>
    <style:style style:name="T213" style:family="text">
      <style:text-properties fo:font-size="32pt" fo:language="ru" fo:country="RU" fo:font-style="italic" style:font-size-asian="32pt" style:font-style-asian="italic" style:font-size-complex="32pt" style:font-style-complex="italic"/>
    </style:style>
    <style:style style:name="T214" style:family="text">
      <style:text-properties fo:font-size="32pt" fo:language="ru" fo:country="RU" style:text-underline-style="solid" style:text-underline-width="auto" style:text-underline-color="font-color" style:font-size-asian="32pt" style:font-size-complex="32pt"/>
    </style:style>
    <style:style style:name="T215" style:family="text">
      <style:text-properties fo:font-size="16pt" fo:language="ru" fo:country="RU" style:font-size-asian="16pt" style:font-size-complex="16pt"/>
    </style:style>
    <style:style style:name="T216" style:family="text">
      <style:text-properties fo:font-size="22pt" fo:language="ru" fo:country="RU" style:font-size-asian="22pt" style:font-size-complex="22pt"/>
    </style:style>
    <style:style style:name="T217" style:family="text">
      <style:text-properties fo:font-size="28pt" fo:language="ru" fo:country="RU" style:font-size-asian="28pt" style:font-size-complex="28pt"/>
    </style:style>
    <style:style style:name="Sect1" style:family="section">
      <style:section-properties text:dont-balance-text-columns="false" style:editable="false">
        <style:columns fo:column-count="2" fo:column-gap="0cm">
          <style:column style:rel-width="4818*" fo:start-indent="0cm" fo:end-indent="0cm"/>
          <style:column style:rel-width="4819*" fo:start-indent="0cm" fo:end-indent="0cm"/>
        </style:columns>
      </style:section-properties>
    </style:style>
    <style:style style:name="Sect2"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3*"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Шрифты и эффекты</text:h>
      <text:h text:style-name="Heading_20_2" text:outline-level="2">Обычный текст (стиль: <text:span text:style-name="T9">основной текст</text:span>)</text:h>
      <text:p text:style-name="Text_20_body">Alan Mathison Turing, OBE, FRS (23 June 1912 – 7 June 1954) was a British mathematician, logician, cryptanalyst and computer scientist.</text:p>
      <text:p text:style-name="Text_20_body">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p>
      <text:h text:style-name="Heading_20_2" text:outline-level="2">Основной текст + <text:span text:style-name="T1">Arial</text:span></text:h>
      <text:p text:style-name="P1">Alan Mathison Turing, OBE, FRS (23 June 1912 – 7 June 1954) was a British mathematician, logician, cryptanalyst and computer scientist.</text:p>
      <text:p text:style-name="P5">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p>
      <text:h text:style-name="Heading_20_2" text:outline-level="2">Основной текст + <text:span text:style-name="T1">Courier New</text:span></text:h>
      <text:p text:style-name="P2">Alan Mathison Turing, OBE, FRS (23 June 1912 – 7 June 1954) was a British mathematician, logician, cryptanalyst and computer scientist.</text:p>
      <text:p text:style-name="P2">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p>
      <text:h text:style-name="Heading_20_2" text:outline-level="2">Выравнивание</text:h>
      <text:h text:style-name="P4" text:outline-level="3">По правому краю</text:h>
      <text:p text:style-name="P6">Alan Mathison Turing, OBE, FRS (23 June 1912 – 7 June 1954) was a British mathematician, logician, cryptanalyst and computer scientist.</text:p>
      <text:p text:style-name="P6">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ext:soft-page-break/>Turing machine."</text:p>
      <text:h text:style-name="Heading_20_3" text:outline-level="3">По <text:span text:style-name="T9">центру</text:span></text:h>
      <text:p text:style-name="P8">Alan Mathison Turing, OBE, FRS (23 June 1912 – 7 June 1954) was a British mathematician, logician, cryptanalyst and computer scientist.</text:p>
      <text:p text:style-name="P8"><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h text:style-name="Heading_20_3" text:outline-level="3"><text:span text:style-name="T9">По ширине</text:span></text:h>
      <text:p text:style-name="P9">Alan Mathison Turing, OBE, FRS (23 June 1912 – 7 June 1954) was a British mathematician, logician, cryptanalyst and computer scientist.</text:p>
      <text:p text:style-name="P9"><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h text:style-name="Heading_20_2" text:outline-level="2"><text:span text:style-name="T9">Цвет шрифта</text:span></text:h>
      <text:p text:style-name="Text_20_body"><text:span text:style-name="T31">Alan</text:span> <text:span text:style-name="T33">Mathison</text:span> <text:span text:style-name="T35">Turing</text:span>, <text:span text:style-name="T37">OBE</text:span>, <text:span text:style-name="T39">FRS</text:span> (<text:span text:style-name="T41">23</text:span> <text:span text:style-name="T43">June</text:span> <text:span text:style-name="T45">1912</text:span> – <text:span text:style-name="T45">7</text:span> <text:span text:style-name="T47">June</text:span> <text:span text:style-name="T49">1954</text:span>) <text:span text:style-name="T51">was</text:span> <text:span text:style-name="T53">a</text:span> <text:span text:style-name="T55">British</text:span> <text:span text:style-name="T57">mathematician</text:span>, <text:span text:style-name="T59">logician</text:span>, <text:span text:style-name="T61">cryptanalyst</text:span> <text:span text:style-name="T63">and</text:span> <text:span text:style-name="T65">computer</text:span> <text:span text:style-name="T67">scientist</text:span>.</text:p>
      <text:p text:style-name="Text_20_body"><text:span text:style-name="T69">Turing</text:span><text:span text:style-name="T9"> </text:span><text:span text:style-name="T71">is</text:span><text:span text:style-name="T9"> </text:span><text:span text:style-name="T73">often</text:span><text:span text:style-name="T9"> </text:span><text:span text:style-name="T75">considered</text:span><text:span text:style-name="T9"> </text:span><text:span text:style-name="T77">to</text:span><text:span text:style-name="T9"> </text:span><text:span text:style-name="T79">be</text:span><text:span text:style-name="T9"> </text:span><text:span text:style-name="T81">the</text:span><text:span text:style-name="T9"> </text:span><text:span text:style-name="T83">father</text:span><text:span text:style-name="T9"> </text:span><text:span text:style-name="T83">of</text:span><text:span text:style-name="T9"> </text:span><text:span text:style-name="T83">modern</text:span><text:span text:style-name="T9"> </text:span><text:span text:style-name="T85">computer</text:span><text:span text:style-name="T9"> </text:span><text:span text:style-name="T87">science</text:span><text:span text:style-name="T9">. </text:span><text:span text:style-name="T89">He</text:span><text:span text:style-name="T9"> </text:span><text:span text:style-name="T91">provided</text:span><text:span text:style-name="T9"> </text:span><text:span text:style-name="T93">an</text:span><text:span text:style-name="T9"> </text:span><text:span text:style-name="T95">influential</text:span><text:span text:style-name="T9"> </text:span><text:span text:style-name="T97">formalisation</text:span><text:span text:style-name="T9"> </text:span><text:span text:style-name="T99">of</text:span><text:span text:style-name="T9"> </text:span><text:span text:style-name="T101">the</text:span><text:span text:style-name="T9"> </text:span><text:span text:style-name="T103">concept</text:span><text:span text:style-name="T9"> </text:span><text:span text:style-name="T105">of</text:span><text:span text:style-name="T9"> </text:span><text:span text:style-name="T107">the</text:span><text:span text:style-name="T9"> </text:span><text:span text:style-name="T107">algorithm</text:span><text:span text:style-name="T9"> </text:span><text:span text:style-name="T109">and</text:span><text:span text:style-name="T9"> </text:span><text:span text:style-name="T111">computation</text:span><text:span text:style-name="T9"> </text:span><text:span text:style-name="T113">with</text:span><text:span text:style-name="T9"> </text:span><text:span text:style-name="T115">the</text:span><text:span text:style-name="T9"> </text:span><text:span text:style-name="T117">Turing</text:span><text:span text:style-name="T9"> </text:span><text:span text:style-name="T119">machine</text:span><text:span text:style-name="T9">. </text:span><text:span text:style-name="T121">In</text:span><text:span text:style-name="T9"> </text:span><text:span text:style-name="T123">1999</text:span><text:span text:style-name="T9"> </text:span><text:span text:style-name="T125">Time</text:span><text:span text:style-name="T9"> </text:span><text:span text:style-name="T127">Magazine</text:span><text:span text:style-name="T9"> </text:span><text:span text:style-name="T129">named</text:span><text:span text:style-name="T9"> </text:span><text:span text:style-name="T131">Turing</text:span><text:span text:style-name="T9"> </text:span><text:span text:style-name="T133">as</text:span><text:span text:style-name="T9"> </text:span><text:span text:style-name="T135">one</text:span><text:span text:style-name="T9"> </text:span><text:span text:style-name="T137">of</text:span><text:span text:style-name="T9"> </text:span><text:span text:style-name="T138">the</text:span><text:span text:style-name="T9"> </text:span><text:span text:style-name="T139">100</text:span><text:span text:style-name="T9"> </text:span><text:span text:style-name="T140">Most</text:span><text:span text:style-name="T9"> </text:span><text:span text:style-name="T141">Important</text:span><text:span text:style-name="T9"> </text:span><text:span text:style-name="T142">People</text:span><text:span text:style-name="T9"> </text:span><text:span text:style-name="T143">of</text:span><text:span text:style-name="T9"> </text:span><text:span text:style-name="T144">the</text:span><text:span text:style-name="T9"> </text:span><text:span text:style-name="T145">20th</text:span><text:span text:style-name="T9"> </text:span><text:span text:style-name="T146">Century</text:span><text:span text:style-name="T9"> </text:span><text:span text:style-name="T147">for</text:span><text:span text:style-name="T9"> </text:span><text:span text:style-name="T148">his</text:span><text:span text:style-name="T9"> </text:span><text:span text:style-name="T149">role</text:span><text:span text:style-name="T9"> </text:span><text:span text:style-name="T150">in</text:span><text:span text:style-name="T9"> </text:span><text:span text:style-name="T151">the</text:span><text:span text:style-name="T9"> </text:span><text:span text:style-name="T152">creation</text:span><text:span text:style-name="T9"> </text:span><text:span text:style-name="T153">of</text:span><text:span text:style-name="T9"> </text:span><text:span text:style-name="T154">the</text:span><text:span text:style-name="T9"> </text:span><text:span text:style-name="T155">modern</text:span><text:span text:style-name="T9"> </text:span><text:span text:style-name="T156">computer</text:span><text:span text:style-name="T9">, </text:span><text:span text:style-name="T157">stating</text:span><text:span text:style-name="T9">: "</text:span><text:span text:style-name="T157">The</text:span><text:span text:style-name="T9"> </text:span><text:span text:style-name="T158">fact</text:span><text:span text:style-name="T9"> </text:span><text:span text:style-name="T159">remains</text:span><text:span text:style-name="T9"> </text:span><text:span text:style-name="T160">that</text:span><text:span text:style-name="T9"> </text:span><text:span text:style-name="T161">everyone</text:span><text:span text:style-name="T9"> </text:span><text:span text:style-name="T162">who</text:span><text:span text:style-name="T9"> </text:span><text:span text:style-name="T163">taps</text:span><text:span text:style-name="T9"> </text:span><text:span text:style-name="T164">at</text:span><text:span text:style-name="T9"> </text:span><text:span text:style-name="T165">a</text:span><text:span text:style-name="T9"> </text:span><text:span text:style-name="T166">keyboard</text:span><text:span text:style-name="T9">, </text:span><text:span text:style-name="T167">opening</text:span><text:span text:style-name="T9"> </text:span><text:span text:style-name="T167">a</text:span><text:span text:style-name="T9"> </text:span><text:span text:style-name="T168">spreadsheet</text:span><text:span text:style-name="T9"> </text:span><text:span text:style-name="T169">or</text:span><text:span text:style-name="T9"> </text:span><text:span text:style-name="T170">a</text:span><text:span text:style-name="T9"> </text:span><text:span text:style-name="T171">word</text:span><text:span text:style-name="T9">-</text:span><text:span text:style-name="T172">processing</text:span><text:span text:style-name="T9"> </text:span><text:span text:style-name="T173">program</text:span><text:span text:style-name="T9">, </text:span><text:span text:style-name="T174">is</text:span><text:span text:style-name="T9"> </text:span><text:span text:style-name="T175">working</text:span><text:span text:style-name="T9"> </text:span><text:span text:style-name="T176">on</text:span><text:span text:style-name="T9"> </text:span><text:span text:style-name="T177">an</text:span><text:span text:style-name="T9"> </text:span><text:span text:style-name="T178">incarnation</text:span><text:span text:style-name="T9"> </text:span><text:span text:style-name="T179">of</text:span><text:span text:style-name="T9"> </text:span><text:span text:style-name="T180">a</text:span><text:span text:style-name="T9"> </text:span><text:span text:style-name="T181">Turing</text:span><text:span text:style-name="T9"> </text:span><text:span text:style-name="T182">machine</text:span><text:span text:style-name="T9">."</text:span></text:p>
      <text:h text:style-name="Heading_20_2" text:outline-level="2"><text:span text:style-name="T9">Цвет шрифта + Цвет фона</text:span></text:h>
      <text:p text:style-name="P24"><text:span text:style-name="T31">Alan</text:span> <text:span text:style-name="T33">Mathison</text:span> <text:span text:style-name="T35">Turing</text:span>, <text:span text:style-name="T37">OBE</text:span>, <text:span text:style-name="T39">FRS</text:span> (<text:span text:style-name="T41">23</text:span> <text:span text:style-name="T43">June</text:span> <text:span text:style-name="T45">1912</text:span> – <text:span text:style-name="T45">7</text:span> <text:span text:style-name="T47">June</text:span> <text:span text:style-name="T49">1954</text:span>) <text:span text:style-name="T51">was</text:span> <text:span text:style-name="T53">a</text:span> <text:span text:style-name="T55">British</text:span> <text:span text:style-name="T57">mathematician</text:span>, <text:span text:style-name="T59">logician</text:span>, <text:span text:style-name="T61">cryptanalyst</text:span> <text:span text:style-name="T63">and</text:span> <text:span text:style-name="T65">computer</text:span> <text:span text:style-name="T67">scientist</text:span>.</text:p>
      <text:p text:style-name="P25"><text:span text:style-name="T69">Turing</text:span><text:span text:style-name="T9"> </text:span><text:span text:style-name="T71">is</text:span><text:span text:style-name="T9"> </text:span><text:span text:style-name="T73">often</text:span><text:span text:style-name="T9"> </text:span><text:span text:style-name="T75">considered</text:span><text:span text:style-name="T9"> </text:span><text:span text:style-name="T77">to</text:span><text:span text:style-name="T9"> </text:span><text:span text:style-name="T79">be</text:span><text:span text:style-name="T9"> </text:span><text:span text:style-name="T81">the</text:span><text:span text:style-name="T9"> </text:span><text:span text:style-name="T83">father</text:span><text:span text:style-name="T9"> </text:span><text:span text:style-name="T83">of</text:span><text:span text:style-name="T9"> </text:span><text:span text:style-name="T83">modern</text:span><text:span text:style-name="T9"> </text:span><text:span text:style-name="T85">computer</text:span><text:span text:style-name="T9"> </text:span><text:span text:style-name="T87">science</text:span><text:span text:style-name="T9">. </text:span><text:span text:style-name="T89">He</text:span><text:span text:style-name="T9"> </text:span><text:span text:style-name="T91">provided</text:span><text:span text:style-name="T9"> </text:span><text:span text:style-name="T93">an</text:span><text:span text:style-name="T9"> </text:span><text:span text:style-name="T95">influential</text:span><text:span text:style-name="T9"> </text:span><text:span text:style-name="T97">formalisation</text:span><text:span text:style-name="T9"> </text:span><text:span text:style-name="T99">of</text:span><text:span text:style-name="T9"> </text:span><text:span text:style-name="T101">the</text:span><text:span text:style-name="T9"> </text:span><text:span text:style-name="T103">concept</text:span><text:span text:style-name="T9"> </text:span><text:span text:style-name="T105">of</text:span><text:span text:style-name="T9"> </text:span><text:span text:style-name="T107">the</text:span><text:span text:style-name="T9"> </text:span><text:span text:style-name="T107">algorithm</text:span><text:span text:style-name="T9"> </text:span><text:span text:style-name="T109">and</text:span><text:span text:style-name="T9"> </text:span><text:span text:style-name="T111">computation</text:span><text:span text:style-name="T9"> </text:span><text:span text:style-name="T113">with</text:span><text:span text:style-name="T9"> </text:span><text:span text:style-name="T115">the</text:span><text:span text:style-name="T9"> </text:span><text:span text:style-name="T117">Turing</text:span><text:span text:style-name="T9"> </text:span><text:span text:style-name="T119">machine</text:span><text:span text:style-name="T9">. </text:span><text:span text:style-name="T121">In</text:span><text:span text:style-name="T9"> </text:span><text:span text:style-name="T123">1999</text:span><text:span text:style-name="T9"> </text:span><text:span text:style-name="T125">Time</text:span><text:span text:style-name="T9"> </text:span><text:span text:style-name="T127">Magazine</text:span><text:span text:style-name="T9"> </text:span><text:span text:style-name="T129">named</text:span><text:span text:style-name="T9"> </text:span><text:span text:style-name="T131">Turing</text:span><text:span text:style-name="T9"> </text:span><text:span text:style-name="T133">as</text:span><text:span text:style-name="T9"> </text:span><text:span text:style-name="T135">one</text:span><text:span text:style-name="T9"> </text:span><text:span text:style-name="T137">of</text:span><text:span text:style-name="T9"> </text:span><text:span text:style-name="T138">the</text:span><text:span text:style-name="T9"> </text:span><text:span text:style-name="T139">100</text:span><text:span text:style-name="T9"> </text:span><text:span text:style-name="T140">Most</text:span><text:span text:style-name="T9"> </text:span><text:span text:style-name="T141">Important</text:span><text:span text:style-name="T9"> </text:span><text:span text:style-name="T142">People</text:span><text:span text:style-name="T9"> </text:span><text:span text:style-name="T143">of</text:span><text:span text:style-name="T9"> </text:span><text:span text:style-name="T144">the</text:span><text:span text:style-name="T9"> </text:span><text:span text:style-name="T145">20th</text:span><text:span text:style-name="T9"> </text:span><text:span text:style-name="T146">Century</text:span><text:span text:style-name="T9"> </text:span><text:span text:style-name="T147">for</text:span><text:span text:style-name="T9"> </text:span><text:span text:style-name="T148">his</text:span><text:span text:style-name="T9"> </text:span><text:span text:style-name="T149">role</text:span><text:span text:style-name="T9"> </text:span><text:span text:style-name="T150">in</text:span><text:span text:style-name="T9"> </text:span><text:span text:style-name="T151">the</text:span><text:span text:style-name="T9"> </text:span><text:span text:style-name="T152">creation</text:span><text:span text:style-name="T9"> </text:span><text:span text:style-name="T153">of</text:span><text:span text:style-name="T9"> </text:span><text:span text:style-name="T154">the</text:span><text:span text:style-name="T9"> </text:span><text:span text:style-name="T155">modern</text:span><text:span text:style-name="T9"> </text:span><text:span text:style-name="T156">computer</text:span><text:span text:style-name="T9">, </text:span><text:span text:style-name="T157">stating</text:span><text:span text:style-name="T9">: "</text:span><text:span text:style-name="T157">The</text:span><text:span text:style-name="T9"> </text:span><text:span text:style-name="T158">fact</text:span><text:span text:style-name="T9"> </text:span><text:span text:style-name="T159">remains</text:span><text:span text:style-name="T9"> </text:span><text:span text:style-name="T160">that</text:span><text:span text:style-name="T9"> </text:span><text:span text:style-name="T161">everyone</text:span><text:span text:style-name="T9"> </text:span><text:span text:style-name="T162">who</text:span><text:span text:style-name="T9"> </text:span><text:span text:style-name="T163">taps</text:span><text:span text:style-name="T9"> </text:span><text:span text:style-name="T164">at</text:span><text:span text:style-name="T9"> </text:span><text:span text:style-name="T165">a</text:span><text:span text:style-name="T9"> </text:span><text:span text:style-name="T166">keyboard</text:span><text:span text:style-name="T9">, </text:span><text:span text:style-name="T167">opening</text:span><text:span text:style-name="T9"> </text:span><text:span text:style-name="T167">a</text:span><text:span text:style-name="T9"> </text:span><text:span text:style-name="T168">spreadsheet</text:span><text:span text:style-name="T9"> </text:span><text:span text:style-name="T169">or</text:span><text:span text:style-name="T9"> </text:span><text:span text:style-name="T170">a</text:span><text:span text:style-name="T9"> </text:span><text:span text:style-name="T171">word</text:span><text:span text:style-name="T9">-</text:span><text:span text:style-name="T172">processing</text:span><text:span text:style-name="T9"> </text:span><text:span text:style-name="T173">program</text:span><text:span text:style-name="T9">, </text:span><text:span text:style-name="T174">is</text:span><text:span text:style-name="T9"> </text:span><text:span text:style-name="T175">working</text:span><text:span text:style-name="T9"> </text:span><text:span text:style-name="T176">on</text:span><text:span text:style-name="T9"> </text:span><text:span text:style-name="T177">an</text:span><text:span text:style-name="T9"> </text:span><text:span text:style-name="T178">incarnation</text:span><text:span text:style-name="T9"> </text:span><text:span text:style-name="T179">of</text:span><text:span text:style-name="T9"> </text:span><text:span text:style-name="T180">a</text:span><text:span text:style-name="T9"> </text:span><text:span text:style-name="T181">Turing</text:span><text:span text:style-name="T9"> </text:span><text:span text:style-name="T182">machine</text:span><text:span text:style-name="T9">."</text:span></text:p>
      <text:h text:style-name="Heading_20_2" text:outline-level="2"><text:span text:style-name="T9">Цвет шрифта + </text:span>Выделение цветом + цвет фона</text:h>
      <text:p text:style-name="P26"><text:span text:style-name="T32">Alan</text:span><text:span text:style-name="T183"> </text:span><text:span text:style-name="T34">Mathison</text:span><text:span text:style-name="T183"> </text:span><text:span text:style-name="T36">Turing</text:span>, <text:span text:style-name="T38">OBE</text:span><text:span text:style-name="T184">, </text:span><text:span text:style-name="T40">FRS</text:span><text:span text:style-name="T184"> (</text:span><text:span text:style-name="T42">23</text:span><text:span text:style-name="T184"> </text:span><text:span text:style-name="T44">June</text:span><text:span text:style-name="T184"> </text:span><text:span text:style-name="T46">1912</text:span><text:span text:style-name="T184"> – </text:span><text:span text:style-name="T46">7</text:span><text:span text:style-name="T184"> </text:span><text:span text:style-name="T48">June</text:span><text:span text:style-name="T184"> </text:span><text:span text:style-name="T50">1954</text:span><text:span text:style-name="T184">) </text:span><text:span text:style-name="T52">was</text:span><text:span text:style-name="T184"> </text:span><text:span text:style-name="T54">a</text:span><text:span text:style-name="T184"> </text:span><text:span text:style-name="T56">British</text:span><text:span text:style-name="T184"> </text:span><text:span text:style-name="T58">mathematician</text:span><text:span text:style-name="T184">, </text:span><text:span text:style-name="T60">logician</text:span><text:span text:style-name="T184">, </text:span><text:span text:style-name="T62">cryptanalyst</text:span><text:span text:style-name="T184"> </text:span><text:span text:style-name="T64">and</text:span><text:span text:style-name="T184"> </text:span><text:span text:style-name="T66">computer</text:span><text:span text:style-name="T184"> </text:span><text:span text:style-name="T68">scientist</text:span>.</text:p>
      <text:p text:style-name="Text_20_body"><text:soft-page-break/><text:span text:style-name="T70">Turing</text:span><text:span text:style-name="T10"> </text:span><text:span text:style-name="T72">is</text:span><text:span text:style-name="T10"> </text:span><text:span text:style-name="T74">often</text:span><text:span text:style-name="T10"> </text:span><text:span text:style-name="T76">considered</text:span><text:span text:style-name="T10"> </text:span><text:span text:style-name="T78">to</text:span><text:span text:style-name="T10"> </text:span><text:span text:style-name="T80">be</text:span><text:span text:style-name="T10"> </text:span><text:span text:style-name="T82">the</text:span><text:span text:style-name="T10"> </text:span><text:span text:style-name="T84">father</text:span><text:span text:style-name="T10"> </text:span><text:span text:style-name="T84">of</text:span><text:span text:style-name="T10"> </text:span><text:span text:style-name="T84">modern</text:span><text:span text:style-name="T10"> </text:span><text:span text:style-name="T86">computer</text:span><text:span text:style-name="T10"> </text:span><text:span text:style-name="T88">science</text:span><text:span text:style-name="T9">. </text:span><text:span text:style-name="T90">He</text:span><text:span text:style-name="T11"> </text:span><text:span text:style-name="T92">provided</text:span><text:span text:style-name="T11"> </text:span><text:span text:style-name="T94">an</text:span><text:span text:style-name="T11"> </text:span><text:span text:style-name="T96">influential</text:span><text:span text:style-name="T11"> </text:span><text:span text:style-name="T98">formalisation</text:span><text:span text:style-name="T11"> </text:span><text:span text:style-name="T100">of</text:span><text:span text:style-name="T11"> </text:span><text:span text:style-name="T102">the</text:span><text:span text:style-name="T11"> </text:span><text:span text:style-name="T104">concept</text:span><text:span text:style-name="T11"> </text:span><text:span text:style-name="T106">of</text:span><text:span text:style-name="T11"> </text:span><text:span text:style-name="T108">the</text:span><text:span text:style-name="T11"> </text:span><text:span text:style-name="T108">algorithm</text:span><text:span text:style-name="T11"> </text:span><text:span text:style-name="T110">and</text:span><text:span text:style-name="T11"> </text:span><text:span text:style-name="T112">computation</text:span><text:span text:style-name="T11"> </text:span><text:span text:style-name="T114">with</text:span><text:span text:style-name="T11"> </text:span><text:span text:style-name="T116">the</text:span><text:span text:style-name="T11"> </text:span><text:span text:style-name="T118">Turing</text:span><text:span text:style-name="T11"> </text:span><text:span text:style-name="T120">machine</text:span><text:span text:style-name="T11">.</text:span><text:span text:style-name="T9"> </text:span><text:span text:style-name="T122">In</text:span><text:span text:style-name="T9"> </text:span><text:span text:style-name="T124">1999</text:span><text:span text:style-name="T9"> </text:span><text:span text:style-name="T126">Time</text:span><text:span text:style-name="T12"> </text:span><text:span text:style-name="T128">Magazine</text:span><text:span text:style-name="T9"> </text:span><text:span text:style-name="T130">named</text:span><text:span text:style-name="T13"> </text:span><text:span text:style-name="T132">Turing</text:span><text:span text:style-name="T9"> </text:span><text:span text:style-name="T134">as</text:span><text:span text:style-name="T9"> </text:span><text:span text:style-name="T136">one</text:span><text:span text:style-name="T9"> </text:span><text:span text:style-name="T137">of</text:span><text:span text:style-name="T9"> </text:span><text:span text:style-name="T138">the</text:span><text:span text:style-name="T9"> </text:span><text:span text:style-name="T139">100</text:span><text:span text:style-name="T9"> </text:span><text:span text:style-name="T140">Most</text:span><text:span text:style-name="T9"> </text:span><text:span text:style-name="T141">Important</text:span><text:span text:style-name="T9"> </text:span><text:span text:style-name="T142">People</text:span><text:span text:style-name="T9"> </text:span><text:span text:style-name="T143">of</text:span><text:span text:style-name="T9"> </text:span><text:span text:style-name="T144">the</text:span><text:span text:style-name="T9"> </text:span><text:span text:style-name="T145">20th</text:span><text:span text:style-name="T9"> </text:span><text:span text:style-name="T146">Century</text:span><text:span text:style-name="T9"> </text:span><text:span text:style-name="T147">for</text:span><text:span text:style-name="T9"> </text:span><text:span text:style-name="T148">his</text:span><text:span text:style-name="T9"> </text:span><text:span text:style-name="T149">role</text:span><text:span text:style-name="T9"> </text:span><text:span text:style-name="T150">in</text:span><text:span text:style-name="T9"> </text:span><text:span text:style-name="T151">the</text:span><text:span text:style-name="T9"> </text:span><text:span text:style-name="T152">creation</text:span><text:span text:style-name="T9"> </text:span><text:span text:style-name="T153">of</text:span><text:span text:style-name="T9"> </text:span><text:span text:style-name="T154">the</text:span><text:span text:style-name="T9"> </text:span><text:span text:style-name="T155">modern</text:span><text:span text:style-name="T9"> </text:span><text:span text:style-name="T156">computer</text:span><text:span text:style-name="T9">, </text:span><text:span text:style-name="T157">stating</text:span><text:span text:style-name="T9">: "</text:span><text:span text:style-name="T157">The</text:span><text:span text:style-name="T9"> </text:span><text:span text:style-name="T158">fact</text:span><text:span text:style-name="T9"> </text:span><text:span text:style-name="T159">remains</text:span><text:span text:style-name="T9"> </text:span><text:span text:style-name="T160">that</text:span><text:span text:style-name="T9"> </text:span><text:span text:style-name="T161">everyone</text:span><text:span text:style-name="T9"> </text:span><text:span text:style-name="T162">who</text:span><text:span text:style-name="T9"> </text:span><text:span text:style-name="T163">taps</text:span><text:span text:style-name="T9"> </text:span><text:span text:style-name="T164">at</text:span><text:span text:style-name="T9"> </text:span><text:span text:style-name="T165">a</text:span><text:span text:style-name="T9"> </text:span><text:span text:style-name="T166">keyboard</text:span><text:span text:style-name="T9">, </text:span><text:span text:style-name="T167">opening</text:span><text:span text:style-name="T9"> </text:span><text:span text:style-name="T167">a</text:span><text:span text:style-name="T9"> </text:span><text:span text:style-name="T168">spreadsheet</text:span><text:span text:style-name="T9"> </text:span><text:span text:style-name="T169">or</text:span><text:span text:style-name="T9"> </text:span><text:span text:style-name="T170">a</text:span><text:span text:style-name="T9"> </text:span><text:span text:style-name="T171">word</text:span><text:span text:style-name="T9">-</text:span><text:span text:style-name="T172">processing</text:span><text:span text:style-name="T9"> </text:span><text:span text:style-name="T173">program</text:span><text:span text:style-name="T9">, </text:span><text:span text:style-name="T174">is</text:span><text:span text:style-name="T9"> </text:span><text:span text:style-name="T175">working</text:span><text:span text:style-name="T9"> </text:span><text:span text:style-name="T176">on</text:span><text:span text:style-name="T9"> </text:span><text:span text:style-name="T177">an</text:span><text:span text:style-name="T9"> </text:span><text:span text:style-name="T178">incarnation</text:span><text:span text:style-name="T9"> </text:span><text:span text:style-name="T179">of</text:span><text:span text:style-name="T9"> </text:span><text:span text:style-name="T180">a</text:span><text:span text:style-name="T9"> </text:span><text:span text:style-name="T181">Turing</text:span><text:span text:style-name="T9"> </text:span><text:span text:style-name="T182">machine</text:span><text:span text:style-name="T9">."</text:span></text:p>
      <text:h text:style-name="Heading_20_2" text:outline-level="2"><text:span text:style-name="T9">Эффекты шрифта</text:span></text:h>
      <text:p text:style-name="Text_20_body"><text:span text:style-name="T2">Alan</text:span> <text:span text:style-name="T5">Mathison</text:span> <text:span text:style-name="T185">Turing</text:span>, <text:span text:style-name="T6">OBE</text:span>, <text:span text:style-name="T186">FRS</text:span> (23 <text:span text:style-name="T7">June</text:span> 1912 – 7 <text:span text:style-name="T8">June</text:span> 1954) <text:span text:style-name="T2">was a</text:span> <text:span text:style-name="T5">British mathematician</text:span>, <text:span text:style-name="T185">logician, cryptanalyst</text:span> <text:span text:style-name="T195">and computer scientist</text:span>.</text:p>
      <text:p text:style-name="Text_20_body"><text:span text:style-name="T20">Turing is</text:span><text:span text:style-name="T9"> </text:span><text:span text:style-name="T19">often considered</text:span><text:span text:style-name="T9"> to be the f</text:span><text:span text:style-name="T16">athe</text:span><text:span text:style-name="T9">r of m</text:span><text:span text:style-name="T17">oder</text:span><text:span text:style-name="T9">n c</text:span><text:span text:style-name="T14">ompute</text:span><text:span text:style-name="T9">r s</text:span><text:span text:style-name="T15">cienc</text:span><text:span text:style-name="T9">e. He p</text:span><text:span text:style-name="T19">rovide</text:span><text:span text:style-name="T9">d an i</text:span><text:span text:style-name="T20">nfluentia</text:span><text:span text:style-name="T9">l </text:span><text:span text:style-name="T21">formalisation</text:span><text:span text:style-name="T9"> </text:span><text:span text:style-name="T22">of</text:span><text:span text:style-name="T9"> </text:span><text:span text:style-name="T23">the</text:span><text:span text:style-name="T9"> </text:span><text:span text:style-name="T24">concept</text:span><text:span text:style-name="T9"> </text:span><text:span text:style-name="T25">of</text:span><text:span text:style-name="T9"> </text:span><text:span text:style-name="T187">the</text:span><text:span text:style-name="T9"> </text:span><text:span text:style-name="T192">algorithm</text:span><text:span text:style-name="T9"> </text:span><text:span text:style-name="T194">and</text:span><text:span text:style-name="T9"> </text:span><text:span text:style-name="T193">computation</text:span><text:span text:style-name="T9"> </text:span><text:span text:style-name="T196">with</text:span><text:span text:style-name="T9"> the </text:span><text:span text:style-name="T188">Turing machine</text:span><text:span text:style-name="T9">. </text:span><text:span text:style-name="T189">In 1999</text:span><text:span text:style-name="T9"> </text:span><text:span text:style-name="T26">Time</text:span><text:span text:style-name="T9"> </text:span><text:span text:style-name="T27">Magazine</text:span><text:span text:style-name="T9"> </text:span><text:span text:style-name="T28">named</text:span><text:span text:style-name="T9"> Turing </text:span><text:span text:style-name="T197">as</text:span><text:span text:style-name="T9"> </text:span><text:span text:style-name="T29">one</text:span><text:span text:style-name="T9"> </text:span><text:span text:style-name="T30">of</text:span><text:span text:style-name="T9"> the 100 </text:span><text:span text:style-name="T190">Most Important</text:span><text:span text:style-name="T9"> People of the 20th Century for his role in the creation of the modern computer, stating: "The fact remains that everyone who taps at a keyboard, opening a spreadsheet or a word-processing program, is working on an incarnation of a Turing machine."</text:span></text:p>
      <text:h text:style-name="Heading_20_2" text:outline-level="2"><text:span text:style-name="T9">Размер шрифта + эффекты</text:span></text:h>
      <text:p text:style-name="Text_20_body"><text:span text:style-name="T198">Alan</text:span> <text:span text:style-name="T199">Mathison</text:span> <text:span text:style-name="T200">Turing</text:span>, <text:span text:style-name="T201">OBE</text:span>, <text:span text:style-name="T3">FRS</text:span> (23 June 1912 – 7 June 1954) was a British mathematician, logician, cryptanalyst and computer scientist.</text:p>
      <text:p text:style-name="Text_20_body"><text:span text:style-name="T202">Turing</text:span><text:span text:style-name="T9"> is </text:span><text:span text:style-name="T191">often</text:span><text:span text:style-name="T9"> considered to be the father of </text:span><text:span text:style-name="T203">modern</text:span><text:span text:style-name="T9"> computer </text:span><text:span text:style-name="T16">science</text:span><text:span text:style-name="T9">. He provided an influential formalisation of the concept of the algorithm and computation with the Turing machine. In 1999 Time Magazine </text:span><text:span text:style-name="T17">named </text:span><text:span text:style-name="T210">Turing</text:span><text:span text:style-name="T9"> </text:span><text:span text:style-name="T16">as</text:span><text:span text:style-name="T9"> one of the 100 </text:span><text:span text:style-name="T19">Most </text:span><text:span text:style-name="T204">Important</text:span><text:span text:style-name="T9"> People of the 20th </text:span><text:span text:style-name="T214">Century</text:span><text:span text:style-name="T211"> </text:span><text:span text:style-name="T212">for</text:span><text:span text:style-name="T211"> </text:span><text:span text:style-name="T213">his</text:span><text:span text:style-name="T9"> role in the creation of the modern computer, stating: "</text:span><text:span text:style-name="T205">The</text:span><text:span text:style-name="T9"> </text:span><text:span text:style-name="T215">fact</text:span><text:span text:style-name="T9"> </text:span><text:span text:style-name="T203">remains</text:span><text:span text:style-name="T9"> </text:span><text:span text:style-name="T208">that</text:span><text:span text:style-name="T9"> </text:span><text:span text:style-name="T216">everyone</text:span><text:span text:style-name="T9"> </text:span><text:span text:style-name="T202">who</text:span><text:span text:style-name="T9"> </text:span><text:span text:style-name="T206">taps</text:span><text:span text:style-name="T9"> </text:span><text:span text:style-name="T217">at</text:span><text:span text:style-name="T9"> </text:span><text:span text:style-name="T211">a</text:span><text:span text:style-name="T9"> </text:span><text:span text:style-name="T205">keyboard</text:span><text:span text:style-name="T9">, </text:span><text:span text:style-name="T207">opening</text:span><text:span text:style-name="T19"> a </text:span><text:span text:style-name="T209">spreadsheet</text:span><text:span text:style-name="T9"> or a word-processing program, is working on an incarnation of a Turing machine."</text:span></text:p>
      <text:h text:style-name="Heading_20_2" text:outline-level="2">Отступ справа</text:h>
      <text:p text:style-name="P27">Alan Mathison Turing, OBE, FRS (23 June 1912 – 7 June 1954) was a British mathematician, logician, cryptanalyst and computer scientist.</text:p>
      <text:p text:style-name="P28"><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text:span><text:soft-page-break/><text:span text:style-name="T9">machine."</text:span></text:p>
      <text:h text:style-name="Heading_20_2" text:outline-level="2"><text:span text:style-name="T9">Отступ справа</text:span></text:h>
      <text:p text:style-name="P29">Alan Mathison Turing, OBE, FRS (23 June 1912 – 7 June 1954) was a British mathematician, logician, cryptanalyst and computer scientist.</text:p>
      <text:p text:style-name="P30"><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h text:style-name="Heading_20_2" text:outline-level="2"><text:span text:style-name="T9">Первая строка</text:span></text:h>
      <text:p text:style-name="P31">Alan Mathison Turing, OBE, FRS (23 June 1912 – 7 June 1954) was a British mathematician, logician, cryptanalyst and computer scientist.</text:p>
      <text:p text:style-name="P32"><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h text:style-name="Heading_20_2" text:outline-level="2"><text:span text:style-name="T9">Отбивка абзацев</text:span></text:h>
      <text:p text:style-name="P33">Alan Mathison Turing, OBE, FRS (23 June 1912 – 7 June 1954) was a British mathematician, logician, cryptanalyst and computer scientist. <text:span text:style-name="T18">(после 2,21см)</text:span></text:p>
      <text:p text:style-name="P35"><text:span text:style-name="T18">(перед 1,00см)</text:span><text:span text:style-name="T9"> 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 </text:span><text:span text:style-name="T18">(после 0,21см)</text:span></text:p>
      <text:p text:style-name="P34"><text:soft-page-break/><text:span text:style-name="T18">(перед 3,00см)</text:span><text:span text:style-name="T9"> 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 </text:span><text:span text:style-name="T18">(после 3,00см)</text:span></text:p>
      <text:p text:style-name="P36"><text:span text:style-name="T18">(перед 1,00см)</text:span><text:span text:style-name="T9"> 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 </text:span><text:span text:style-name="T18">(после 1,00см)</text:span></text:p>
      <text:h text:style-name="Heading_20_2" text:outline-level="2"><text:span text:style-name="T18">Межстрочный интервал</text:span></text:h>
      <text:p text:style-name="P10"><text:span text:style-name="T18">(полуторный)</text:span><text:span text:style-name="T9"> </text:span>Alan Mathison Turing, OBE, FRS (23 June 1912 – 7 June 1954) was a British mathematician, logician, cryptanalyst and computer scientist.</text:p>
      <text:p text:style-name="P11"><text:span text:style-name="T18">(двойной)</text:span><text:span text:style-name="T9"> 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p text:style-name="P12"><text:span text:style-name="T18">(пропорционально)</text:span><text:span text:style-name="T9"> 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p text:style-name="P13"><text:span text:style-name="T18">(минимум)</text:span><text:span text:style-name="T9"> 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text:span><text:soft-page-break/><text:span text:style-name="T9">incarnation of a Turing machine."</text:span></text:p>
      <text:p text:style-name="P14"><text:span text:style-name="T18">(дополнительно 0,5см)</text:span><text:span text:style-name="T9"> 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p text:style-name="P15"><text:span text:style-name="T18">(точно 0,43см)</text:span><text:span text:style-name="T9"> 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h text:style-name="P3" text:outline-level="2"><text:span text:style-name="T9">Разрыв страницы перед</text:span></text:h>
      <text:h text:style-name="Heading_20_2" text:outline-level="2"><text:span text:style-name="T9">Список</text:span></text:h>
      <text:h text:style-name="Heading_20_3" text:outline-level="3"><text:span text:style-name="T9">Нумерованный</text:span></text:h>
      <text:list xml:id="list34291206" text:style-name="L1">
        <text:list-item>
          <text:p text:style-name="P17"><text:span text:style-name="T9">Номер 1</text:span></text:p>
        </text:list-item>
        <text:list-item>
          <text:p text:style-name="P16"><text:span text:style-name="T9">Номер 2</text:span></text:p>
          <text:list>
            <text:list-item>
              <text:p text:style-name="P18"><text:span text:style-name="T9">Номер 2.1</text:span></text:p>
            </text:list-item>
            <text:list-item>
              <text:p text:style-name="P16"><text:span text:style-name="T9">Номер 2.2</text:span></text:p>
              <text:list>
                <text:list-item>
                  <text:p text:style-name="P16"><text:span text:style-name="T9">Номер 2.2.1</text:span></text:p>
                </text:list-item>
              </text:list>
            </text:list-item>
          </text:list>
        </text:list-item>
      </text:list>
      <text:h text:style-name="Heading_20_3" text:outline-level="3"><text:span text:style-name="T9">Маркеры</text:span></text:h>
      <text:list xml:id="list34267007" text:style-name="L3">
        <text:list-item>
          <text:p text:style-name="P19"><text:span text:style-name="T9">Маркер 1</text:span></text:p>
        </text:list-item>
        <text:list-item>
          <text:p text:style-name="P20"><text:span text:style-name="T9">Маркер 2</text:span></text:p>
          <text:list>
            <text:list-item>
              <text:p text:style-name="P19"><text:span text:style-name="T4">Маркер</text:span><text:span text:style-name="T9"> 2.1</text:span></text:p>
            </text:list-item>
            <text:list-item>
              <text:p text:style-name="P19"><text:span text:style-name="T9">Маркер 2.2</text:span></text:p>
            </text:list-item>
          </text:list>
        </text:list-item>
      </text:list>
      <text:h text:style-name="Heading_20_3" text:outline-level="3"><text:span text:style-name="T9">Структурированный 1</text:span></text:h>
      <text:list xml:id="list34291497" text:style-name="L4">
        <text:list-item>
          <text:p text:style-name="P21"><text:span text:style-name="T9">Строка 1</text:span></text:p>
          <text:list>
            <text:list-item>
              <text:p text:style-name="P21"><text:span text:style-name="T9">Строка 1.1</text:span></text:p>
              <text:list>
                <text:list-item>
                  <text:p text:style-name="P21"><text:span text:style-name="T9">Строка 1.1.</text:span><text:span text:style-name="T1">a</text:span></text:p>
                </text:list-item>
                <text:list-item>
                  <text:p text:style-name="P7">Строка 1.1.<text:span text:style-name="T1">b</text:span></text:p>
                </text:list-item>
              </text:list>
            </text:list-item>
            <text:list-item>
              <text:p text:style-name="P7">Строка 1.2</text:p>
            </text:list-item>
            <text:list-item>
              <text:p text:style-name="P7">Строка 1.3</text:p>
              <text:list>
                <text:list-item>
                  <text:p text:style-name="P7">Строка 1.3.<text:span text:style-name="T1">a</text:span></text:p>
                  <text:list>
                    <text:list-item>
                      <text:p text:style-name="P7">Строка 1.3.<text:span text:style-name="T1">a.1</text:span></text:p>
                    </text:list-item>
                    <text:list-item>
                      <text:p text:style-name="P7">Строка 1.3.<text:span text:style-name="T1">a.2</text:span></text:p>
                      <text:list>
                        <text:list-item>
                          <text:p text:style-name="P7">Строка 1.3.<text:span text:style-name="T1">a.2.1</text:span></text:p>
                        </text:list-item>
                      </text:list>
                    </text:list-item>
                  </text:list>
                </text:list-item>
              </text:list>
            </text:list-item>
          </text:list>
        </text:list-item>
      </text:list>
      <text:h text:style-name="P4" text:outline-level="3">Структурированный 2</text:h>
      <text:list xml:id="list34298133" text:style-name="L5">
        <text:list-item>
          <text:p text:style-name="P22"><text:span text:style-name="T9">Строка 1</text:span></text:p>
        </text:list-item>
        <text:list-item>
          <text:p text:style-name="P22"><text:span text:style-name="T9">Строка 2</text:span></text:p>
          <text:list>
            <text:list-item>
              <text:p text:style-name="P22"><text:span text:style-name="T9">Строка 2.1</text:span></text:p>
            </text:list-item>
            <text:list-item>
              <text:p text:style-name="P22"><text:span text:style-name="T9">Строка 2.2.</text:span></text:p>
              <text:list>
                <text:list-item>
                  <text:p text:style-name="P22"><text:span text:style-name="T9">Строка 2.2.1</text:span></text:p>
                </text:list-item>
                <text:list-item>
                  <text:p text:style-name="P22"><text:span text:style-name="T9">Строка 2.2.2</text:span></text:p>
                </text:list-item>
                <text:list-item>
                  <text:p text:style-name="P22"><text:soft-page-break/><text:span text:style-name="T9">Строка 2.2.3</text:span></text:p>
                  <text:list>
                    <text:list-item>
                      <text:p text:style-name="P22"><text:span text:style-name="T9">Строка 2.2.3.1</text:span></text:p>
                      <text:list>
                        <text:list-item>
                          <text:p text:style-name="P22"><text:span text:style-name="T9">Строка 2.2.3.1.1</text:span></text:p>
                        </text:list-item>
                        <text:list-item>
                          <text:p text:style-name="P22"><text:span text:style-name="T9">Строка 2.2.3.1.2</text:span></text:p>
                          <text:list>
                            <text:list-item>
                              <text:p text:style-name="P22"><text:span text:style-name="T9">Строка 2.2.3.1.2.1</text:span></text:p>
                              <text:list>
                                <text:list-item>
                                  <text:p text:style-name="P22"><text:span text:style-name="T9">Строка</text:span></text:p>
                                  <text:list>
                                    <text:list-item>
                                      <text:p text:style-name="P22"><text:span text:style-name="T9">Строка</text:span></text:p>
                                      <text:list>
                                        <text:list-item>
                                          <text:p text:style-name="P22"><text:span text:style-name="T9">Строка</text:span></text:p>
                                          <text:list>
                                            <text:list-item>
                                              <text:p text:style-name="P22"><text:span text:style-name="T9">Строка</text:span></text:p>
                                              <text:p text:style-name="P22"><text:span text:style-name="T9"/></text:p>
                                            </text:list-item>
                                          </text:list>
                                        </text:list-item>
                                      </text:list>
                                    </text:list-item>
                                  </text:list>
                                </text:list-item>
                              </text:list>
                            </text:list-item>
                          </text:list>
                        </text:list-item>
                      </text:list>
                    </text:list-item>
                  </text:list>
                </text:list-item>
              </text:list>
            </text:list-item>
          </text:list>
        </text:list-item>
      </text:list>
      <text:h text:style-name="Heading_20_2" text:outline-level="2"><text:span text:style-name="T9">Колонки</text:span></text:h>
      <text:p text:style-name="Standard"/>
      <text:h text:style-name="Heading_20_3" text:outline-level="3"><text:span text:style-name="T9">Две колонки</text:span></text:h>
      <text:section text:style-name="Sect1" text:name="Раздел1">
        <text:p text:style-name="Text_20_body">Alan Mathison Turing, OBE, FRS (23 June 1912 – 7 June 1954) was a British mathematician, logician, cryptanalyst and computer scientist.</text:p>
        <text:p text:style-name="Text_20_body"><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p text:style-name="Text_20_body"><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p text:style-name="Text_20_body"><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p text:style-name="Text_20_body"><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section>
      <text:h text:style-name="Heading_20_3" text:outline-level="3"><text:span text:style-name="T9">Три колонки</text:span></text:h>
      <text:section text:style-name="Sect2" text:name="Раздел2">
        <text:p text:style-name="Text_20_body">Alan Mathison Turing, OBE, FRS (23 June 1912 – 7 June 1954) was a British mathematician, logician, cryptanalyst and computer scientist.</text:p>
        <text:p text:style-name="Text_20_body"><text:span text:style-name="T9">Turing is often considered to be the father of modern computer science. He provided an influential formalisation of the concept of the algorithm and computation with the Turing </text:span><text:soft-page-break/><text:span text:style-name="T9">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p text:style-name="Text_20_body"><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p text:style-name="Text_20_body"><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p text:style-name="Text_20_body"><text:span text:style-name="T9">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span></text:p>
      </text:section>
      <text:p text:style-name="P23"/>
      <text:p text:style-name="Text_20_body"><text:span text:style-name="T9"/></text:p>
      <text:p text:style-name="Text_20_body"><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GB"/>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0T13:30:58.83</meta:creation-date>
    <dc:date>2009-09-10T14:24:47.38</dc:date>
    <meta:editing-duration>PT00H52M08S</meta:editing-duration>
    <meta:editing-cycles>34</meta:editing-cycles>
    <meta:generator>OpenOffice.org/3.0$Win32 OpenOffice.org_project/300m9$Build-9358</meta:generator>
    <meta:document-statistic meta:table-count="0" meta:image-count="0" meta:object-count="0" meta:page-count="9" meta:paragraph-count="109" meta:word-count="3088" meta:character-count="18651"/>
    <meta:user-defined meta:name="Поле 1"/>
    <meta:user-defined meta:name="Поле 2"/>
    <meta:user-defined meta:name="Поле 3"/>
    <meta:user-defined meta:name="Поле 4"/>
  </office:meta>
</office:document-meta>
</file>